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inherit" svg:font-family="inherit"/>
    <style:font-face style:name="monospace" svg:font-family="monospace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size="14pt" style:font-size-asian="14pt" style:font-size-complex="14pt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monospace" fo:font-size="14pt" fo:font-style="normal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monospace" officeooo:paragraph-rsid="0014179b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monospace" officeooo:paragraph-rsid="0015aa66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monospace" officeooo:paragraph-rsid="00165af8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font-name="monospace" officeooo:paragraph-rsid="001901ed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style:font-name="monospace" fo:font-size="14pt" fo:font-style="normal" officeooo:paragraph-rsid="0012880d" style:font-size-asian="14pt" style:font-style-asian="normal" style:font-size-complex="14pt" style:font-style-complex="normal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style:font-name="monospace" fo:font-size="14pt" fo:font-style="normal" officeooo:paragraph-rsid="0012880d" style:font-size-asian="14pt" style:font-style-asian="normal" style:font-size-complex="14pt" style:font-style-complex="normal"/>
    </style:style>
    <style:style style:name="T1" style:family="text">
      <style:text-properties fo:color="#000000" style:font-name="verdana" fo:letter-spacing="normal" fo:font-weight="normal" style:font-weight-asian="bold" style:font-weight-complex="bold"/>
    </style:style>
    <style:style style:name="T2" style:family="text">
      <style:text-properties fo:color="#000000" style:font-name="verdana" fo:letter-spacing="normal" fo:font-style="normal" fo:font-weight="normal" style:font-style-asian="normal" style:font-weight-asian="bold" style:font-style-complex="normal" style:font-weight-complex="bold"/>
    </style:style>
    <style:style style:name="T3" style:family="text">
      <style:text-properties fo:color="#000000" style:font-name="verdana" fo:letter-spacing="normal" fo:font-style="normal" fo:font-weight="normal" officeooo:rsid="000fe766" style:font-style-asian="normal" style:font-weight-asian="bold" style:font-style-complex="normal" style:font-weight-complex="bold"/>
    </style:style>
    <style:style style:name="T4" style:family="text">
      <style:text-properties fo:color="#000000" style:font-name="verdana" fo:font-size="14pt" fo:letter-spacing="normal" fo:font-style="normal" fo:font-weight="normal" style:font-size-asian="14pt" style:font-style-asian="normal" style:font-weight-asian="bold" style:font-size-complex="14pt" style:font-style-complex="normal" style:font-weight-complex="bold"/>
    </style:style>
    <style:style style:name="T5" style:family="text">
      <style:text-properties fo:color="#000000" style:font-name="verdana" fo:font-size="14pt" fo:letter-spacing="normal" fo:font-style="normal" fo:font-weight="normal" fo:background-color="#ffffff" loext:char-shading-value="0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color="#000000" style:font-name="verdana" fo:font-size="14pt" fo:letter-spacing="normal" fo:font-weight="normal" fo:background-color="#ffffff" loext:char-shading-value="0" style:font-size-asian="14pt" style:font-weight-asian="bold" style:font-size-complex="14pt" style:font-weight-complex="bold"/>
    </style:style>
    <style:style style:name="T7" style:family="text">
      <style:text-properties fo:color="#000000" style:font-name="verdana" fo:font-size="14pt" fo:letter-spacing="normal" fo:font-weight="normal" fo:background-color="#ffffff" loext:char-shading-value="0" style:font-size-asian="14pt" style:font-weight-asian="normal" style:font-size-complex="14pt" style:font-weight-complex="normal"/>
    </style:style>
    <style:style style:name="T8" style:family="text">
      <style:text-properties fo:color="#000000" style:font-name="verdana" fo:font-size="14pt" fo:letter-spacing="normal" fo:font-weight="bold" fo:background-color="#ffffff" loext:char-shading-value="0" style:font-size-asian="14pt" style:font-weight-asian="bold" style:font-size-complex="14pt" style:font-weight-complex="bold"/>
    </style:style>
    <style:style style:name="T9" style:family="text">
      <style:text-properties style:font-name="verdana" fo:letter-spacing="normal" fo:font-weight="normal" style:font-weight-asian="bold" style:font-weight-complex="bold"/>
    </style:style>
    <style:style style:name="T10" style:family="text">
      <style:text-properties fo:color="#c9211e" style:font-name="verdana" fo:font-size="14pt" fo:letter-spacing="normal" fo:font-weight="normal" fo:background-color="#ffffff" loext:char-shading-value="0" style:font-size-asian="14pt" style:font-weight-asian="normal" style:font-size-complex="14pt" style:font-weight-complex="normal"/>
    </style:style>
    <style:style style:name="T11" style:family="text">
      <style:text-properties fo:color="#ff3838" style:font-name="verdana" fo:font-size="14pt" fo:letter-spacing="normal" fo:font-weight="normal" fo:background-color="#ffffff" loext:char-shading-value="0" style:font-size-asian="14pt" style:font-weight-asian="bold" style:font-size-complex="14pt" style:font-weight-complex="bold"/>
    </style:style>
    <style:style style:name="T12" style:family="text">
      <style:text-properties fo:color="#ff3838" style:font-name="verdana" fo:font-size="14pt" fo:letter-spacing="normal" fo:font-weight="normal" fo:background-color="#ffffff" loext:char-shading-value="0" style:font-size-asian="14pt" style:font-weight-asian="normal" style:font-size-complex="14pt" style:font-weight-complex="normal"/>
    </style:style>
    <style:style style:name="T13" style:family="text">
      <style:text-properties fo:color="#2a6099" style:font-name="verdana" fo:font-size="14pt" fo:letter-spacing="normal" fo:font-weight="normal" fo:background-color="#ffffff" loext:char-shading-value="0" style:font-size-asian="14pt" style:font-weight-asian="bold" style:font-size-complex="14pt" style:font-weight-complex="bold"/>
    </style:style>
    <text:list-style style:name="L1">
      <text:list-level-style-bullet text:level="1" text:style-name="Bullet_20_Symbols" style:num-suffix="." text:bullet-char="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a</text:span><text:span text:style-name="T2">rm-none-eabi-gdb</text:span></text:p>
      <text:p text:style-name="P2"><text:span text:style-name="T1">(gdb) target remote localhost:3333</text:span></text:p>
      <text:p text:style-name="P2"><text:span text:style-name="T1"/></text:p>
      <text:p text:style-name="P7"><text:span text:style-name="T9">Полезно знать: если вы хотите использовать собственную команду OpenOCD (как и в сеансе Telnet), </text:span></text:p>
      <text:p text:style-name="P7"><text:span text:style-name="T9">просто перед командой введите ключевое слово monitor</text:span></text:p>
      <text:p text:style-name="P7"><text:span text:style-name="T9"/></text:p>
      <text:p text:style-name="P8"><text:span text:style-name="T9">(gdb) monitor reset halt</text:span></text:p>
      <text:p text:style-name="P8"><text:span text:style-name="T9"/></text:p>
      <text:p text:style-name="P3"><text:span text:style-name="T5">(gdb) file /home/evg/SOFT/Github/Arm/STM32_Learning_F4/13_USART_TRANSMIT/Debug/USART_TRANSMIT.elf</text:span><text:span text:style-name="T4"><text:line-break/></text:span><text:span text:style-name="T6">(gdb) load</text:span></text:p>
      <text:p text:style-name="P3"><text:span text:style-name="T6"/></text:p>
      <text:p text:style-name="P4"><text:span text:style-name="T8">(gdb) help</text:span><text:span text:style-name="T6"><text:line-break/></text:span><text:span text:style-name="T11">List of classes of commands: </text:span><text:span text:style-name="T6"><text:line-break/><text:line-break/></text:span><text:span text:style-name="T13">aliases <text:s text:c="10"/>-- Aliases of other commands <text:line-break/>breakpoints <text:s text:c="2"/>-- Making program stop at certain points <text:line-break/>data <text:s text:c="13"/>-- Examining data <text:line-break/>files <text:s text:c="14"/>-- Specifying and examining files <text:line-break/>internals <text:s text:c="7"/>-- Maintenance commands <text:line-break/>obscure <text:s text:c="8"/>-- Obscure features <text:line-break/>running <text:s text:c="8"/>-- Running the program <text:line-break/>stack <text:s text:c="12"/>-- Examining the stack <text:line-break/>status <text:s text:c="11"/>-- Status inquiries <text:line-break/>support <text:s text:c="9"/>-- Support facilities <text:line-break/>tracepoints <text:s text:c="3"/>-- Tracing of program execution without stopping the program <text:line-break/>user-defined <text:s/>-- User-defined commands</text:span></text:p>
      <text:p text:style-name="P5"><text:span text:style-name="T6"/></text:p>
      <text:p text:style-name="P5"><text:span text:style-name="T8">(gdb) help alias</text:span><text:span text:style-name="T6"> <text:line-break/>Define a new command that is an alias of an existing command. <text:line-break/>Usage: alias [-a] [--] ALIAS = COMMAND <text:line-break/>ALIAS is the name of the alias command to create. <text:line-break/>COMMAND is the command being aliased to. <text:line-break/>If "-a" is specified, the command is an abbreviation, <text:line-break/>and will not appear in help command list output. <text:line-break/><text:line-break/>Examples: <text:line-break/>Make "spe" an alias of "set print elements": <text:line-break/> alias spe = set print elements <text:line-break/>Make "elms" an alias of "elements" in the "set print" command: <text:line-break/> alias -a set print elms = set print elements<text:line-break/><text:line-break/></text:span></text:p>
      <text:p text:style-name="P5"><text:span text:style-name="T6"/></text:p>
      <text:p text:style-name="P5"><text:soft-page-break/><text:span text:style-name="T6"><text:line-break/></text:span><text:span text:style-name="T8">(gdb) help breakpoints  <text:line-break/></text:span><text:span text:style-name="T12">Making program stop at certain points. </text:span><text:span text:style-name="T6"><text:line-break/><text:line-break/>awatch -- Set a watchpoint for an expression <text:line-break/>break -- Set breakpoint at specified line or function <text:line-break/>break-range -- Set a breakpoint for an address range <text:line-break/>catch -- Set catchpoints to catch events <text:line-break/>catch assert -- Catch failed Ada assertions <text:line-break/>catch catch -- Catch an exception <text:line-break/>catch exception -- Catch Ada exceptions <text:line-break/>catch exec -- Catch calls to exec <text:line-break/>catch fork -- Catch calls to fork <text:line-break/>catch load -- Catch loads of shared libraries <text:line-break/>catch rethrow -- Catch an exception <text:line-break/>catch signal -- Catch signals by their names and/or numbers <text:line-break/>catch syscall -- Catch system calls by their names and/or numbers <text:line-break/>catch throw -- Catch an exception <text:line-break/>catch unload -- Catch unloads of shared libraries <text:line-break/>catch vfork -- Catch calls to vfork <text:line-break/>clear -- Clear breakpoint at specified line or function <text:line-break/>commands -- Set commands to be executed when a breakpoint is hit <text:line-break/>condition -- Specify breakpoint number N to break only if COND is true <text:line-break/>delete -- Delete some breakpoints or auto-display expressions <text:line-break/>delete bookmark -- Delete a bookmark from the bookmark list <text:line-break/>delete breakpoints -- Delete some breakpoints or auto-display expressions <text:line-break/>delete display -- Cancel some expressions to be displayed when program stops <text:line-break/>delete mem -- Delete memory region <text:line-break/>delete tracepoints -- Delete specified tracepoints <text:line-break/>delete tvariable -- Delete one or more trace state variables <text:line-break/>disable -- Disable some breakpoints <text:line-break/>disable breakpoints -- Disable some breakpoints <text:line-break/>disable display -- Disable some expressions to be displayed when program stops <text:line-break/>disable frame-filter -- GDB command to disable the specified frame-filter <text:line-break/>disable mem -- Disable memory region <text:line-break/>disable pretty-printer -- GDB command to disable the specified pretty-printer <text:line-break/>disable probes -- Disable probes <text:line-break/>disable tracepoints -- Disable specified tracepoints<text:line-break/>disable type-printer -- GDB command to disable the specified type-printer <text:line-break/>disable unwinder -- GDB command to disable the specified unwinder <text:line-break/>disable xmethod -- GDB command to disable a specified (group of) xmethod(s) <text:line-break/>dprintf -- Set a dynamic printf at specified line or function <text:line-break/>enable -- Enable some breakpoints <text:line-break/>enable breakpoints -- Enable some breakpoints <text:line-break/></text:span><text:soft-page-break/><text:span text:style-name="T6">enable breakpoints count -- Enable breakpoints for COUNT hits <text:line-break/>enable breakpoints delete -- Enable breakpoints and delete when hit <text:line-break/>enable breakpoints once -- Enable breakpoints for one hit <text:line-break/>enable count -- Enable breakpoints for COUNT hits <text:line-break/>enable delete -- Enable breakpoints and delete when hit <text:line-break/>enable display -- Enable some expressions to be displayed when program stops <text:line-break/>enable frame-filter -- GDB command to disable the specified frame-filter <text:line-break/>enable mem -- Enable memory region <text:line-break/>enable once -- Enable breakpoints for one hit <text:line-break/>enable pretty-printer -- GDB command to enable the specified pretty-printer <text:line-break/>enable probes -- Enable probes <text:line-break/>enable tracepoints -- Enable specified tracepoints <text:line-break/>enable type-printer -- GDB command to enable the specified type printer <text:line-break/>enable unwinder -- GDB command to enable unwinders <text:line-break/>enable xmethod -- GDB command to enable a specified (group of) xmethod(s) <text:line-break/>ftrace -- Set a fast tracepoint at specified line or function <text:line-break/>hbreak -- Set a hardware assisted breakpoint <text:line-break/>ignore -- Set ignore-count of breakpoint number N to COUNT <text:line-break/>rbreak -- Set a breakpoint for all functions matching REGEXP <text:line-break/>rwatch -- Set a read watchpoint for an expression <text:line-break/>save -- Save breakpoint definitions as a script <text:line-break/>save breakpoints -- Save current breakpoint definitions as a script <text:line-break/>save gdb-index -- Save a gdb-index file <text:line-break/>save tracepoints -- Save current tracepoint definitions as a script <text:line-break/>skip -- Ignore a function while stepping <text:line-break/>skip delete -- Delete skip entries <text:line-break/>skip disable -- Disable skip entries <text:line-break/>skip enable -- Enable skip entries <text:line-break/>skip file -- Ignore a file while stepping <text:line-break/>skip function -- Ignore a function while stepping <text:line-break/>strace -- Set a static tracepoint at specified line <text:line-break/>tbreak -- Set a temporary breakpoint <text:line-break/>tcatch -- Set temporary catchpoints to catch events <text:line-break/>tcatch assert -- Catch failed Ada assertions <text:line-break/>tcatch catch -- Catch an exception <text:line-break/>tcatch exception -- Catch Ada exceptions <text:line-break/>tcatch exec -- Catch calls to exec <text:line-break/>tcatch fork -- Catch calls to fork <text:line-break/>tcatch load -- Catch loads of shared libraries <text:line-break/>tcatch rethrow -- Catch an exception <text:line-break/>tcatch signal -- Catch signals by their names and/or numbers <text:line-break/>tcatch syscall -- Catch system calls by their names and/or numbers <text:line-break/>tcatch throw -- Catch an exception <text:line-break/>tcatch unload -- Catch unloads of shared libraries <text:line-break/></text:span><text:soft-page-break/><text:span text:style-name="T6">tcatch vfork -- Catch calls to vfork <text:line-break/>thbreak -- Set a temporary hardware assisted breakpoint <text:line-break/>trace -- Set a tracepoint at specified line or function <text:line-break/>watch -- Set a watchpoint for an expression<text:line-break/><text:line-break/></text:span><text:span text:style-name="T8">(gdb) help data </text:span><text:span text:style-name="T6"><text:line-break/></text:span><text:span text:style-name="T11">Examining data. </text:span><text:span text:style-name="T6"><text:line-break/><text:line-break/>agent-printf -- Agent-printf "printf format string" <text:line-break/>append -- Append target code/data to a local file <text:line-break/>append binary -- Append target code/data to a raw binary file <text:line-break/>append binary memory -- Append contents of memory to a raw binary file <text:line-break/>append binary value -- Append the value of an expression to a raw binary file <text:line-break/>append memory -- Append contents of memory to a raw binary file <text:line-break/>append value -- Append the value of an expression to a raw binary file <text:line-break/>call -- Call a function in the program <text:line-break/>disassemble -- Disassemble a specified section of memory <text:line-break/>display -- Print value of expression EXP each time the program stops <text:line-break/>dump -- Dump target code/data to a local file <text:line-break/>dump binary -- Write target code/data to a raw binary file <text:line-break/>dump binary memory -- Write contents of memory to a raw binary file <text:line-break/>dump binary value -- Write the value of an expression to a raw binary file <text:line-break/>dump ihex -- Write target code/data to an intel hex file <text:line-break/>dump ihex memory -- Write contents of memory to an ihex file <text:line-break/>dump ihex value -- Write the value of an expression to an ihex file <text:line-break/>dump memory -- Write contents of memory to a raw binary file <text:line-break/>dump srec -- Write target code/data to an srec file <text:line-break/>dump srec memory -- Write contents of memory to an srec file <text:line-break/>dump srec value -- Write the value of an expression to an srec file <text:line-break/>dump tekhex -- Write target code/data to a tekhex file <text:line-break/>dump tekhex memory -- Write contents of memory to a tekhex file <text:line-break/>dump tekhex value -- Write the value of an expression to a tekhex file <text:line-break/>dump value -- Write the value of an expression to a raw binary file <text:line-break/>dump verilog -- Write target code/data to a verilog hex file <text:line-break/>dump verilog memory -- Write contents of memory to a verilog hex file <text:line-break/>dump verilog value -- Write the value of an expression to a verilog hex file <text:line-break/>explore -- Explore a value or a type valid in the current context <text:line-break/>explore type -- Explore a type or the type of an expression valid in the current <text:line-break/>explore value -- Explore value of an expression valid in the current context <text:line-break/>find -- Search memory for a sequence of bytes <text:line-break/>init-if-undefined -- Initialize a convenience variable if necessary <text:line-break/>mem -- Define attributes for memory region or reset memory region handling to <text:line-break/>output -- Like "print" but don't put in value history and don't print newline <text:line-break/>print -- Print value of expression EXP <text:line-break/></text:span><text:soft-page-break/><text:span text:style-name="T6">print-object -- Ask an Objective-C object to print itself <text:line-break/>printf -- Printf "printf format string" <text:line-break/>ptype -- Print definition of type TYPE <text:line-break/>restore -- Restore the contents of FILE to target memory <text:line-break/>set -- Evaluate expression EXP and assign result to variable VAR <text:line-break/>set ada -- Prefix command for changing Ada-specfic settings <text:line-break/>set ada trust-PAD-over-XVS -- Enable or disable an optimization trusting PAD types over XVS types <text:line-break/>set agent -- Set debugger's willingness to use agent as a helper <text:line-break/>set annotate -- Set annotation_level <text:line-break/>set architecture -- Set architecture of target <text:line-break/>set args -- Set argument list to give program being debugged when it is started <text:line-break/>set arm -- Various ARM-specific commands <text:line-break/>set arm abi -- Set the ABI <text:line-break/>set arm apcs32 -- Set usage of ARM 32-bit mode <text:line-break/>set arm disassembler -- Set the disassembly style <text:line-break/>set arm fallback-mode -- Set the mode assumed when symbols are unavailable <text:line-break/>set arm force-mode -- Set the mode assumed even when symbols are available <text:line-break/>set arm fpu -- Set the floating point type <text:line-break/>set auto-connect-native-target -- Set whether GDB may automatically connect to the native target <text:line-break/>set auto-load -- Auto-loading specific settings <text:line-break/>set auto-load gdb-scripts -- Enable or disable auto-loading of canned sequences of commands scripts <text:line-break/>set auto-load local-gdbinit -- Enable or disable auto-loading of .gdbinit script in current directory <text:line-break/>set auto-load python-scripts -- Set the debugger's behaviour regarding auto-loaded Python scripts <text:line-break/>set auto-load safe-path -- Set the list of files and directories that are safe for auto-loading <text:line-break/>set auto-load scripts-directory -- Set the list of directories from which to load auto-loaded scripts <text:line-break/>set auto-load-scripts -- Set the debugger's behaviour regarding auto-loaded Python scripts <text:line-break/>set auto-solib-add -- Set autoloading of shared library symbols <text:line-break/>set backtrace -- Set backtrace specific variables <text:line-break/>set backtrace limit -- Set an upper bound on the number of backtrace levels <text:line-break/>set backtrace past-entry -- Set whether backtraces should continue past the entry point of a program <text:line-break/>set backtrace past-main -- Set whether backtraces should continue past "main" <text:line-break/>set basenames-may-differ -- Set whether a source file may have multiple base names <text:line-break/>set breakpoint -- Breakpoint specific settings <text:line-break/>set breakpoint always-inserted -- Set mode for inserting breakpoints <text:line-break/>set breakpoint auto-hw -- Set automatic usage of hardware breakpoints <text:line-break/>set breakpoint condition-evaluation -- Set mode of breakpoint condition evaluation <text:line-break/>set breakpoint pending -- Set debugger's behavior regarding pending breakpoints <text:line-break/>set can-use-hw-watchpoints -- Set debugger's willingness to use watchpoint hardware <text:line-break/>set case-sensitive -- Set case sensitivity in name search <text:line-break/>set charset -- Set the host and target character sets <text:line-break/>set check -- Set the status of the type/range checker <text:line-break/>set check range -- Set range checking <text:line-break/>set check type -- Set strict type checking <text:line-break/>set circular-trace-buffer -- Set target's use of circular trace buffer <text:line-break/></text:span><text:soft-page-break/><text:span text:style-name="T6">set code-cache -- Set cache use for code segment access <text:line-break/>set coerce-float-to-double -- Set coercion of floats to doubles when calling functions <text:line-break/>set compile-args -- Set compile command GCC command-line arguments <text:line-break/>set complaints -- Set max number of complaints about incorrect symbols <text:line-break/>set confirm -- Set whether to confirm potentially dangerous operations <text:line-break/>set cp-abi -- Set the ABI used for inspecting C++ objects <text:line-break/>set data-directory -- Set GDB's data directory <text:line-break/>set dcache -- Use this command to set number of lines in dcache and line-size <text:line-break/>set dcache line-size -- Set dcache line size in bytes (must be power of 2) <text:line-break/>set dcache size -- Set number of dcache lines <text:line-break/>set debug -- Generic command for setting gdb debugging flags <text:line-break/>set debug arch -- Set architecture debugging <text:line-break/>set debug arm -- Set ARM debugging <text:line-break/>set debug auto-load -- Set auto-load verifications debugging <text:line-break/>set debug check-physname -- Set cross-checking of "physname" code against demangler <text:line-break/>set debug coff-pe-read -- Set coff PE read debugging <text:line-break/>set debug compile -- Set compile command debugging <text:line-break/>set debug displaced -- Set displaced stepping debugging <text:line-break/>set debug dwarf-die -- Set debugging of the DWARF DIE reader <text:line-break/>set debug dwarf-line -- Set debugging of the dwarf line reader <text:line-break/>set debug dwarf-read -- Set debugging of the DWARF reader <text:line-break/>set debug entry-values -- Set entry values and tail call frames debugging <text:line-break/>set debug expression -- Set expression debugging <text:line-break/>set debug frame -- Set frame debugging <text:line-break/>set debug infrun -- Set inferior debugging <text:line-break/>set debug jit -- Set JIT debugging <text:line-break/>set debug notification -- Set debugging of async remote notification <text:line-break/>set debug observer -- Set observer debugging <text:line-break/>set debug overload -- Set debugging of C++ overloading <text:line-break/>set debug parser -- Set parser debugging <text:line-break/>set debug py-unwind -- Set Python unwinder debugging <text:line-break/>set debug record -- Set debugging of record/replay feature <text:line-break/>set debug remote -- Set debugging of remote protocol <text:line-break/>set debug serial -- Set serial debugging <text:line-break/>set debug stap-expression -- Set SystemTap expression debugging <text:line-break/>set debug symbol-lookup -- Set debugging of symbol lookup <text:line-break/>set debug symfile -- Set debugging of the symfile functions <text:line-break/>set debug symtab-create -- Set debugging of symbol table creation <text:line-break/>set debug target -- Set target debugging <text:line-break/>set debug timestamp -- Set timestamping of debugging messages <text:line-break/>set debug varobj -- Set varobj debugging <text:line-break/>set debug xml -- Set XML parser debugging <text:line-break/>set debug-file-directory -- Set the directories where separate debug symbols are searched for <text:line-break/>set default-collect -- Set the list of expressions to collect by default <text:line-break/></text:span><text:soft-page-break/><text:span text:style-name="T6">set demangle-style -- Set the current C++ demangling style <text:line-break/>set detach-on-fork -- Set whether gdb will detach the child of a fork <text:line-break/>set directories -- Set the search path for finding source files <text:line-break/>set disable-randomization -- Set disabling of debuggee's virtual address space randomization <text:line-break/>set disassemble-next-line -- Set whether to disassemble next source line or insn when execution stops <text:line-break/>set disconnected-dprintf -- Set whether dprintf continues after GDB disconnects <text:line-break/>set disconnected-tracing -- Set whether tracing continues after GDB disconnects <text:line-break/>set displaced-stepping -- Set debugger's willingness to use displaced stepping <text:line-break/>set dprintf-channel -- Set the channel to use for dynamic printf <text:line-break/>set dprintf-function -- Set the function to use for dynamic printf <text:line-break/>set dprintf-style -- Set the style of usage for dynamic printf <text:line-break/>set editing -- Set editing of command lines as they are typed <text:line-break/>set endian -- Set endianness of target <text:line-break/>set environment -- Set environment variable value to give the program <text:line-break/>set exec-direction -- Set direction of execution <text:line-break/>set exec-done-display -- Set notification of completion for asynchronous execution commands <text:line-break/>set extended-prompt -- Set the extended prompt <text:line-break/>set extension-language -- Set mapping between filename extension and source language <text:line-break/>set filename-display -- Set how to display filenames <text:line-break/>set follow-exec-mode -- Set debugger response to a program call of exec <text:line-break/>set follow-fork-mode -- Set debugger response to a program call of fork or vfork <text:line-break/>set frame-filter -- Prefix command for 'set' frame-filter related operations <text:line-break/>set frame-filter priority -- GDB command to set the priority of the specified frame-filter <text:line-break/>set gnutarget -- Set the current BFD target <text:line-break/>set guile -- Prefix command for Guile preference settings <text:line-break/>set guile print-stack -- Set mode for Guile exception printing on error <text:line-break/>set height -- Set number of lines in a page for GDB output pagination <text:line-break/>set history -- Generic command for setting command history parameters <text:line-break/>set history expansion -- Set history expansion on command input <text:line-break/>set history filename -- Set the filename in which to record the command history <text:line-break/>set history remove-duplicates -- Set how far back in history to look for and remove duplicate entries <text:line-break/>set history save -- Set saving of the history record on exit <text:line-break/>set history size -- Set the size of the command history <text:line-break/>set host-charset -- Set the host character set <text:line-break/>set inferior-tty -- Set terminal for future runs of program being debugged <text:line-break/>set input-radix -- Set default input radix for entering numbers <text:line-break/>set interactive-mode -- Set whether GDB's standard input is a terminal <text:line-break/>set language -- Set the current source language <text:line-break/>set listsize -- Set number of source lines gdb will list by default <text:line-break/>set logging -- Set logging options <text:line-break/>set logging file -- Set the current logfile <text:line-break/>set logging off -- Disable logging <text:line-break/>set logging on -- Enable logging <text:line-break/>set logging overwrite -- Set whether logging overwrites or appends to the log file <text:line-break/></text:span><text:soft-page-break/><text:span text:style-name="T6">set logging redirect -- Set the logging output mode <text:line-break/>set max-completions -- Set maximum number of completion candidates <text:line-break/>set max-user-call-depth -- Set the max call depth for non-python/scheme user-defined commands <text:line-break/>set may-insert-breakpoints -- Set permission to insert breakpoints in the target <text:line-break/>set may-insert-fast-tracepoints -- Set permission to insert fast tracepoints in the target <text:line-break/>set may-insert-tracepoints -- Set permission to insert tracepoints in the target <text:line-break/>set may-interrupt -- Set permission to interrupt or signal the target <text:line-break/>set may-write-memory -- Set permission to write into target memory <text:line-break/>set may-write-registers -- Set permission to write into registers <text:line-break/>set mem -- Memory regions settings <text:line-break/>set mem inaccessible-by-default -- Set handling of unknown memory regions <text:line-break/>set mi-async -- Set whether MI asynchronous mode is enabled <text:line-break/>set multiple-symbols -- Set the debugger behavior when more than one symbol are possible matches <text:line-break/>set non-stop -- Set whether gdb controls the inferior in non-stop mode <text:line-break/>set observer -- Set whether gdb controls the inferior in observer mode <text:line-break/>set opaque-type-resolution -- Set resolution of opaque struct/class/union types (if set before loading symbols) <text:line-break/>set osabi -- Set OS ABI of target <text:line-break/>set output-radix -- Set default output radix for printing of values <text:line-break/>set overload-resolution -- Set overload resolution in evaluating C++ functions <text:line-break/>set pagination -- Set state of GDB output pagination <text:line-break/>set print -- Generic command for setting how things print <text:line-break/>set print address -- Set printing of addresses <text:line-break/>set print array -- Set pretty formatting of arrays <text:line-break/>set print array-indexes -- Set printing of array indexes <text:line-break/>set print asm-demangle -- Set demangling of C++/ObjC names in disassembly listings <text:line-break/>set print demangle -- Set demangling of encoded C++/ObjC names when displaying symbols <text:line-break/>set print elements -- Set limit on string chars or array elements to print <text:line-break/>set print entry-values -- Set printing of function arguments at function entry <text:line-break/>set print frame-arguments -- Set printing of non-scalar frame arguments <text:line-break/>set print inferior-events -- Set printing of inferior events (e.g. <text:line-break/>set print max-symbolic-offset -- Set the largest offset that will be printed in &lt;symbol+1234&gt; form <text:line-break/>set print null-stop -- Set printing of char arrays to stop at first null char <text:line-break/>set print object -- Set printing of object's derived type based on vtable info <text:line-break/>set print pascal_static-members -- Set printing of pascal static members <text:line-break/>set print pretty -- Set pretty formatting of structures <text:line-break/>set print raw -- Generic command for setting what things to print in "raw" mode <text:line-break/>set print raw frame-arguments -- Set whether to print frame arguments in raw form <text:line-break/>set print repeats -- Set threshold for repeated print elements <text:line-break/>set print sevenbit-strings -- Set printing of 8-bit characters in strings as \nnn <text:line-break/>set print static-members -- Set printing of C++ static members <text:line-break/>set print symbol -- Set printing of symbol names when printing pointers <text:line-break/>set print symbol-filename -- Set printing of source filename and line number with &lt;symbol&gt; <text:line-break/>set print symbol-loading -- Set printing of symbol loading messages <text:line-break/>set print thread-events -- Set printing of thread events (such as thread start and exit) <text:line-break/></text:span><text:soft-page-break/><text:span text:style-name="T6">set print type -- Generic command for setting how types print <text:line-break/>show print type methods -- Set printing of methods defined in classes <text:line-break/>show print type typedefs -- Set printing of typedefs defined in classes <text:line-break/>set print union -- Set printing of unions interior to structures <text:line-break/>set print vtbl -- Set printing of C++ virtual function tables <text:line-break/>set prompt -- Set gdb's prompt <text:line-break/>set python -- Prefix command for python preference settings <text:line-break/>set python print-stack -- Set mode for Python stack dump on error <text:line-break/>set radix -- Set default input and output number radices <text:line-break/>set range-stepping -- Enable or disable range stepping <text:line-break/>set record -- Set record options <text:line-break/>set record btrace -- Set record options <text:line-break/>set record btrace bts -- Set record btrace bts options <text:line-break/>set record btrace bts buffer-size -- Set the record/replay bts buffer size <text:line-break/>set record btrace pt -- Set record btrace pt options <text:line-break/>set record btrace pt buffer-size -- Set the record/replay pt buffer size <text:line-break/>set record btrace replay-memory-access -- Set what memory accesses are allowed during replay <text:line-break/>set record full -- Set record options <text:line-break/>set record full insn-number-max -- Set record/replay buffer limit <text:line-break/>set record full memory-query -- Set whether query if PREC cannot record memory change of next instruction <text:line-break/>set record full stop-at-limit -- Set whether record/replay stops when record/replay buffer becomes full <text:line-break/>set record function-call-history-size -- Set number of function to print in "record function-call-history" <text:line-break/>set record instruction-history-size -- Set number of instructions to print in "record instruction-history" <text:line-break/>set remote -- Remote protocol specific variables <text:line-break/>set remote P-packet -- Set use of remote protocol `P' (set-register) packet <text:line-break/>set remote TracepointSource-packet -- Set use of remote protocol `TracepointSource' (TracepointSource) packet <text:line-break/>set remote X-packet -- Set use of remote protocol `X' (binary-download) packet <text:line-break/>set remote Z-packet -- Set use of remote protocol `Z' packets <text:line-break/>set remote access-watchpoint-packet -- Set use of remote protocol `Z4' (access-watchpoint) packet <text:line-break/>set remote agent-packet -- Set use of remote protocol `QAgent' (agent) packet <text:line-break/>set remote allow-packet -- Set use of remote protocol `QAllow' (allow) packet <text:line-break/>set remote attach-packet -- Set use of remote protocol `vAttach' (attach) packet <text:line-break/>set remote binary-download-packet -- Set use of remote protocol `X' (binary-download) packet <text:line-break/>set remote breakpoint-commands-packet -- Set use of remote protocol `BreakpointCommands' (breakpoint-commands) packet <text:line-break/>set remote btrace-conf-bts-size-packet -- Set use of remote protocol `Qbtrace-conf:bts:size' (btrace-conf-bts-size) packet <text:line-break/>set remote btrace-conf-pt-size-packet -- Set use of remote protocol `Qbtrace-conf:pt:size' (btrace-conf-pt-size) packet <text:line-break/>set remote conditional-breakpoints-packet -- Set use of remote protocol `ConditionalBreakpoints' (conditional-breakpoints) packet <text:line-break/>set remote conditional-tracepoints-packet -- Set use of remote protocol `ConditionalTracepoints' (conditional-tracepoints) packet <text:line-break/>set remote disable-btrace-packet -- Set use of remote protocol `Qbtrace:off' (disable-btrace) packet <text:line-break/>set remote disable-randomization-packet -- Set use of remote protocol `QDisableRandomization' (disable-randomization) packet <text:line-break/>set remote enable-btrace-bts-packet -- Set use of remote protocol `Qbtrace:bts' (enable-btrace-bts) packet <text:line-break/>set remote enable-btrace-pt-packet -- Set use of remote protocol `Qbtrace:pt' (enable-btrace-pt) packet <text:line-break/>set remote exec-file -- Set the remote pathname for "run" <text:line-break/>set remote fast-tracepoints-packet -- Set use of remote protocol `FastTracepoints' (fast-tracepoints) packet <text:line-break/></text:span><text:soft-page-break/><text:span text:style-name="T6">set remote fetch-register-packet -- Set use of remote protocol `p' (fetch-register) packet <text:line-break/>set remote fork-event-feature-packet -- Set use of remote protocol `fork-event-feature' (fork-event-feature) packet <text:line-break/>set remote get-thread-information-block-address-packet -- Set use of remote protocol `qGetTIBAddr' (get-thread-information-block-address) packet <text:line-break/>set remote get-thread-local-storage-address-packet -- Set use of remote protocol `qGetTLSAddr' (get-thread-local-storage-address) packet <text:line-break/>set remote hardware-breakpoint-limit -- Set the maximum number of target hardware breakpoints <text:line-break/>set remote hardware-breakpoint-packet -- Set use of remote protocol `Z1' (hardware-breakpoint) packet <text:line-break/>set remote hardware-watchpoint-length-limit -- Set the maximum length (in bytes) of a target hardware watchpoint <text:line-break/>set remote hardware-watchpoint-limit -- Set the maximum number of target hardware watchpoints <text:line-break/>set remote hostio-close-packet -- Set use of remote protocol `vFile:close' (hostio-close) packet <text:line-break/>set remote hostio-fstat-packet -- Set use of remote protocol `vFile:fstat' (hostio-fstat) packet <text:line-break/>set remote hostio-open-packet -- Set use of remote protocol `vFile:open' (hostio-open) packet <text:line-break/>set remote hostio-pread-packet -- Set use of remote protocol `vFile:pread' (hostio-pread) packet <text:line-break/>set remote hostio-pwrite-packet -- Set use of remote protocol `vFile:pwrite' (hostio-pwrite) packet <text:line-break/>set remote hostio-readlink-packet -- Set use of remote protocol `vFile:readlink' (hostio-readlink) packet <text:line-break/>set remote hostio-setfs-packet -- Set use of remote protocol `vFile:setfs' (hostio-setfs) packet <text:line-break/>set remote hostio-unlink-packet -- Set use of remote protocol `vFile:unlink' (hostio-unlink) packet <text:line-break/>set remote hwbreak-feature-packet -- Set use of remote protocol `hwbreak-feature' (hwbreak-feature) packet <text:line-break/>set remote install-in-trace-packet -- Set use of remote protocol `InstallInTrace' (install-in-trace) packet <text:line-break/>set remote interrupt-on-connect -- Set whether interrupt-sequence is sent to remote target when gdb connects to <text:line-break/>set remote interrupt-sequence -- Set interrupt sequence to remote target <text:line-break/>set remote kill-packet -- Set use of remote protocol `vKill' (kill) packet <text:line-break/>set remote library-info-packet -- Set use of remote protocol `qXfer:libraries:read' (library-info) packet <text:line-break/>set remote library-info-svr4-packet -- Set use of remote protocol `qXfer:libraries-svr4:read' (library-info-svr4) packet <text:line-break/>set remote memory-map-packet -- Set use of remote protocol `qXfer:memory-map:read' (memory-map) packet <text:line-break/>set remote memory-read-packet-size -- Set the maximum number of bytes per memory-read packet <text:line-break/>set remote memory-write-packet-size -- Set the maximum number of bytes per memory-write packet <text:line-break/>set remote noack-packet -- Set use of remote protocol `QStartNoAckMode' (noack) packet <text:line-break/>set remote osdata-packet -- Set use of remote protocol `qXfer:osdata:read' (osdata) packet <text:line-break/>set remote p-packet -- Set use of remote protocol `p' (fetch-register) packet <text:line-break/>set remote pass-signals-packet -- Set use of remote protocol `QPassSignals' (pass-signals) packet <text:line-break/>set remote pid-to-exec-file-packet -- Set use of remote protocol `qXfer:exec-file:read' (pid-to-exec-file) packet <text:line-break/>set remote program-signals-packet -- Set use of remote protocol `QProgramSignals' (program-signals) packet <text:line-break/>set remote query-attached-packet -- Set use of remote protocol `qAttached' (query-attached) packet <text:line-break/>set remote read-aux-vector-packet -- Set use of remote protocol `qXfer:auxv:read' (read-aux-vector) packet <text:line-break/>set remote read-btrace-conf-packet -- Set use of remote protocol `qXfer:btrace-conf' (read-btrace-conf) packet <text:line-break/>set remote read-btrace-packet -- Set use of remote protocol `qXfer:btrace' (read-btrace) packet <text:line-break/>set remote read-fdpic-loadmap-packet -- Set use of remote protocol `qXfer:fdpic:read' (read-fdpic-loadmap) packet <text:line-break/>set remote read-sdata-object-packet -- Set use of remote protocol `qXfer:statictrace:read' (read-sdata-object) packet <text:line-break/>set remote read-siginfo-object-packet -- Set use of remote protocol `qXfer:siginfo:read' (read-siginfo-object) packet <text:line-break/>set remote read-spu-object-packet -- Set use of remote protocol `qXfer:spu:read' (read-spu-object) packet <text:line-break/>set remote read-watchpoint-packet -- Set use of remote protocol `Z3' (read-watchpoint) packet <text:line-break/>set remote reverse-continue-packet -- Set use of remote protocol `bc' (reverse-continue) packet <text:line-break/>set remote reverse-step-packet -- Set use of remote protocol `bs' (reverse-step) packet <text:line-break/>set remote run-packet -- Set use of remote protocol `vRun' (run) packet <text:line-break/></text:span><text:soft-page-break/><text:span text:style-name="T6">set remote search-memory-packet -- Set use of remote protocol `qSearch:memory' (search-memory) packet <text:line-break/>set remote set-register-packet -- Set use of remote protocol `P' (set-register) packet <text:line-break/>set remote software-breakpoint-packet -- Set use of remote protocol `Z0' (software-breakpoint) packet <text:line-break/>set remote static-tracepoints-packet -- Set use of remote protocol `StaticTracepoints' (static-tracepoints) packet <text:line-break/>set remote supported-packets-packet -- Set use of remote protocol `qSupported' (supported-packets) packet <text:line-break/>set remote swbreak-feature-packet -- Set use of remote protocol `swbreak-feature' (swbreak-feature) packet <text:line-break/>set remote symbol-lookup-packet -- Set use of remote protocol `qSymbol' (symbol-lookup) packet <text:line-break/>set remote system-call-allowed -- Set if the host system(3) call is allowed for the target <text:line-break/>set remote target-features-packet -- Set use of remote protocol `qXfer:features:read' (target-features) packet <text:line-break/>set remote threads-packet -- Set use of remote protocol `qXfer:threads:read' (threads) packet <text:line-break/>set remote trace-buffer-size-packet -- Set use of remote protocol `QTBuffer:size' (trace-buffer-size) packet <text:line-break/>set remote trace-status-packet -- Set use of remote protocol `qTStatus' (trace-status) packet <text:line-break/>set remote traceframe-info-packet -- Set use of remote protocol `qXfer:traceframe-info:read' (traceframe-info) packet <text:line-break/>set remote unwind-info-block-packet -- Set use of remote protocol `qXfer:uib:read' (unwind-info-block) packet <text:line-break/>set remote verbose-resume-packet -- Set use of remote protocol `vCont' (verbose-resume) packet <text:line-break/>set remote vfork-event-feature-packet -- Set use of remote protocol `vfork-event-feature' (vfork-event-feature) packet <text:line-break/>set remote write-siginfo-object-packet -- Set use of remote protocol `qXfer:siginfo:write' (write-siginfo-object) packet <text:line-break/>set remote write-spu-object-packet -- Set use of remote protocol `qXfer:spu:write' (write-spu-object) packet <text:line-break/>set remote write-watchpoint-packet -- Set use of remote protocol `Z2' (write-watchpoint) packet <text:line-break/>set remoteaddresssize -- Set the maximum size of the address (in bits) in a memory packet <text:line-break/>set remotebreak -- Set whether to send break if interrupted <text:line-break/>set remotecache -- Set cache use for remote targets <text:line-break/>set remoteflow -- Set use of hardware flow control for remote serial I/O <text:line-break/>set remotelogbase -- Set numerical base for remote session logging <text:line-break/>set remotelogfile -- Set filename for remote session recording <text:line-break/>set remotetimeout -- Set timeout limit to wait for target to respond <text:line-break/>set remotewritesize -- Set the maximum number of bytes per memory write packet (deprecated) <text:line-break/>set schedule-multiple -- Set mode for resuming threads of all processes <text:line-break/>set scheduler-locking -- Set mode for locking scheduler during execution <text:line-break/>set script-extension -- Set mode for script filename extension recognition <text:line-break/>set serial -- Set default serial/parallel port configuration <text:line-break/>set serial baud -- Set baud rate for remote serial I/O <text:line-break/>set serial parity -- Set parity for remote serial I/O <text:line-break/>set solib-absolute-prefix -- Set an alternate system root <text:line-break/>set solib-search-path -- Set the search path for loading non-absolute shared library symbol files <text:line-break/>set stack-cache -- Set cache use for stack access <text:line-break/>set step-mode -- Set mode of the step operation <text:line-break/>set stop-on-solib-events -- Set stopping for shared library events <text:line-break/>set substitute-path -- Usage: set substitute-path FROM TO <text:line-break/>set sysroot -- Set an alternate system root <text:line-break/>set target-async -- Set whether MI asynchronous mode is enabled <text:line-break/>set target-charset -- Set the target character set <text:line-break/>set target-file-system-kind -- Set assumed file system kind for target reported file names <text:line-break/>set target-wide-charset -- Set the target wide character set <text:line-break/></text:span><text:soft-page-break/><text:span text:style-name="T6">set tcp -- TCP protocol specific variables <text:line-break/>set tcp auto-retry -- Set auto-retry on socket connect <text:line-break/>set tcp connect-timeout -- Set timeout limit in seconds for socket connection <text:line-break/>set tdesc -- Set target description specific variables <text:line-break/>set tdesc filename -- Set the file to read for an XML target description <text:line-break/>set trace-buffer-size -- Set requested size of trace buffer <text:line-break/>set trace-commands -- Set tracing of GDB CLI commands <text:line-break/>set trace-notes -- Set notes string to use for current and future trace runs <text:line-break/>set trace-stop-notes -- Set notes string to use for future tstop commands <text:line-break/>set trace-user -- Set the user name to use for current and future trace runs <text:line-break/>set trust-readonly-sections -- Set mode for reading from readonly sections <text:line-break/>set tui -- TUI configuration variables <text:line-break/>set tui active-border-mode -- Set the attribute mode to use for the active TUI window border <text:line-break/>set tui border-kind -- Set the kind of border for TUI windows <text:line-break/>set tui border-mode -- Set the attribute mode to use for the TUI window borders <text:line-break/>set unwind-on-terminating-exception -- Set unwinding of stack if std::terminate is called while in call dummy <text:line-break/>set unwindonsignal -- Set unwinding of stack if a signal is received while in a call dummy <text:line-break/>set use-deprecated-index-sections -- Set whether to use deprecated gdb_index sections <text:line-break/>set variable -- Evaluate expression EXP and assign result to variable VAR <text:line-break/>set verbose -- Set verbosity <text:line-break/>set watchdog -- Set watchdog timer <text:line-break/>set width -- Set number of characters where GDB should wrap lines of its output <text:line-break/>set write -- Set writing into executable and core files <text:line-break/>undisplay -- Cancel some expressions to be displayed when program stops <text:line-break/>whatis -- Print data type of expression EXP <text:line-break/>x -- Examine memory: x/FMT ADDRESS<text:line-break/><text:line-break/><text:line-break/></text:span><text:span text:style-name="T8">(gdb) help internals </text:span><text:span text:style-name="T6"><text:line-break/>Maintenance commands. <text:line-break/>Some gdb commands are provided just for use by gdb maintainers. <text:line-break/>These commands are subject to frequent change, and may not be as <text:line-break/>well documented as user commands. <text:line-break/><text:line-break/>List of commands: <text:line-break/><text:line-break/>flushregs -- Force gdb to flush its register cache (maintainer command) <text:line-break/>maintenance -- Commands for use by GDB maintainers <text:line-break/>maintenance agent -- Translate an expression into remote agent bytecode for tracing <text:line-break/>maintenance agent-eval -- Translate an expression into remote agent bytecode for evaluation <text:line-break/>maintenance agent-printf -- Translate an expression into remote agent bytecode for evaluation and display the bytecodes <text:line-break/>maintenance btrace -- Branch tracing maintenance commands <text:line-break/>maintenance btrace clear -- Clears the branch tracing data <text:line-break/>maintenance btrace clear-packet-history -- Clears the branch tracing packet history <text:line-break/></text:span><text:soft-page-break/><text:span text:style-name="T6">maintenance btrace packet-history -- Print the raw branch tracing data <text:line-break/>maintenance check-psymtabs -- Check consistency of currently expanded psymtabs versus symtabs <text:line-break/>maintenance check-symtabs -- Check consistency of currently expanded symtabs <text:line-break/>maintenance cplus -- C++ maintenance commands <text:line-break/>maintenance cplus first_component -- Print the first class/namespace component of NAME <text:line-break/>maintenance cplus namespace -- Deprecated placeholder for removed functionality <text:line-break/>maintenance demangle -- This command has been moved to "demangle" <text:line-break/>maintenance demangler-warning -- Give GDB a demangler warning <text:line-break/>maintenance deprecate -- Deprecate a command <text:line-break/>maintenance dump-me -- Get fatal error; make debugger dump its core <text:line-break/>maintenance expand-symtabs -- Expand symbol tables <text:line-break/>maintenance flush-symbol-cache -- Flush the symbol cache for each program space <text:line-break/>maintenance info -- Commands for showing internal info about the program being debugged <text:line-break/>maintenance info bfds -- List the BFDs that are currently open <text:line-break/>maintenance info breakpoints -- Status of all breakpoints <text:line-break/>maintenance info btrace -- Info about branch tracing data <text:line-break/>maintenance info program-spaces -- Info about currently known program spaces <text:line-break/>maintenance info psymtabs -- List the partial symbol tables for all object files <text:line-break/>maintenance info sections -- List the BFD sections of the exec and core files <text:line-break/>maintenance info symtabs -- List the full symbol tables for all object files <text:line-break/>maintenance internal-error -- Give GDB an internal error <text:line-break/>maintenance internal-warning -- Give GDB an internal warning <text:line-break/>maintenance packet -- Send an arbitrary packet to a remote target <text:line-break/>maintenance print -- Maintenance command for printing GDB internal state <text:line-break/>maintenance print architecture -- Print the internal architecture configuration <text:line-break/>maintenance print c-tdesc -- Print the current target description as a C source file <text:line-break/>maintenance print cooked-registers -- Print the internal register configuration including cooked values <text:line-break/>maintenance print dummy-frames -- Print the contents of the internal dummy-frame stack <text:line-break/>maintenance print msymbols -- Print dump of current minimal symbol definitions <text:line-break/>maintenance print objfiles -- Print dump of current object file definitions <text:line-break/>maintenance print psymbols -- Print dump of current partial symbol definitions <text:line-break/>maintenance print raw-registers -- Print the internal register configuration including raw values <text:line-break/>maintenance print reggroups -- Print the internal register group names <text:line-break/>maintenance print register-groups -- Print the internal register configuration including each register's group <text:line-break/>maintenance print registers -- Print the internal register configuration <text:line-break/>maintenance print remote-registers -- Print the internal register configuration including each register's <text:line-break/>maintenance print statistics -- Print statistics about internal gdb state <text:line-break/>maintenance print symbol-cache -- Dump the symbol cache for each program space <text:line-break/>maintenance print symbol-cache-statistics -- Print symbol cache statistics for each program space <text:line-break/>maintenance print symbols -- Print dump of current symbol definitions <text:line-break/>maintenance print target-stack -- Print the name of each layer of the internal target stack <text:line-break/>maintenance print type -- Print a type chain for a given symbol <text:line-break/>maintenance print user-registers -- List the names of the current user registers <text:line-break/>maintenance set -- Set GDB internal variables used by the GDB maintainer <text:line-break/></text:span><text:soft-page-break/><text:span text:style-name="T6">maintenance set ada -- Set Ada maintenance-related variables <text:line-break/>maintenance set ada ignore-descriptive-types -- Set whether descriptive types generated by GNAT should be ignored <text:line-break/>maintenance set btrace -- Set branch tracing specific variables <text:line-break/>maintenance set btrace pt -- Set Intel(R) Processor Trace specific variables <text:line-break/>maintenance set btrace pt skip-pad -- Set whether PAD packets should be skipped in the btrace packet history <text:line-break/>maintenance set catch-demangler-crashes -- Set whether to attempt to catch demangler crashes <text:line-break/>maintenance set demangler-warning -- Configure what GDB does when demangler-warning is detected <text:line-break/>maintenance set demangler-warning quit -- Set whether GDB should quit when an demangler-warning is detected <text:line-break/>maintenance set dwarf -- Set DWARF specific variables <text:line-break/>maintenance set dwarf always-disassemble -- Set whether `info address' always disassembles DWARF expressions <text:line-break/>maintenance set dwarf max-cache-age -- Set the upper bound on the age of cached DWARF compilation units <text:line-break/>maintenance set internal-error -- Configure what GDB does when internal-error is detected <text:line-break/>maintenance set internal-error corefile -- Set whether GDB should create a core file of GDB when internal-error is detected <text:line-break/>maintenance set internal-error quit -- Set whether GDB should quit when an internal-error is detected <text:line-break/>maintenance set internal-warning -- Configure what GDB does when internal-warning is detected <text:line-break/>maintenance set internal-warning corefile -- Set whether GDB should create a core file of GDB when internal-warning is detected <text:line-break/>maintenance set internal-warning quit -- Set whether GDB should quit when an internal-warning is detected <text:line-break/>maintenance set per-command -- Per-command statistics settings <text:line-break/>set per-command space -- Set whether to display per-command space usage <text:line-break/>set per-command symtab -- Set whether to display per-command symtab statistics <text:line-break/>set per-command time -- Set whether to display per-command execution time <text:line-break/>maintenance set profile -- Set internal profiling <text:line-break/>maintenance set symbol-cache-size -- Set the size of the symbol cache <text:line-break/>maintenance set target-async -- Set whether gdb controls the inferior in asynchronous mode <text:line-break/>maintenance show -- Show GDB internal variables used by the GDB maintainer <text:line-break/>maintenance show ada -- Show Ada maintenance-related variables <text:line-break/>maintenance show ada ignore-descriptive-types -- Show whether descriptive types generated by GNAT should be ignored <text:line-break/>maintenance show btrace -- Show branch tracing specific variables <text:line-break/>maintenance show btrace pt -- Show Intel(R) Processor Trace specific variables <text:line-break/>maintenance show btrace pt skip-pad -- Show whether PAD packets should be skipped in the btrace packet history <text:line-break/>maintenance show catch-demangler-crashes -- Show whether to attempt to catch demangler crashes <text:line-break/>maintenance show demangler-warning -- Show what GDB does when demangler-warning is detected <text:line-break/>maintenance show demangler-warning quit -- Show whether GDB will quit when an demangler-warning is detected <text:line-break/>maintenance show dwarf -- Show DWARF specific variables <text:line-break/>maintenance show dwarf always-disassemble -- Show whether `info address' always disassembles DWARF expressions <text:line-break/>maintenance show dwarf max-cache-age -- Show the upper bound on the age of cached DWARF compilation units <text:line-break/>maintenance show internal-error -- Show what GDB does when internal-error is detected <text:line-break/>maintenance show internal-error corefile -- Show whether GDB will create a core file of GDB when internal-error is detected <text:line-break/>maintenance show internal-error quit -- Show whether GDB will quit when an internal-error is detected <text:line-break/>maintenance show internal-warning -- Show what GDB does when internal-warning is detected <text:line-break/>maintenance show internal-warning corefile -- Show whether GDB will create a core file of GDB when internal-warning is detected <text:line-break/>maintenance show internal-warning quit -- Show whether GDB will quit when an internal-warning is detected <text:line-break/>maintenance show per-command -- Show per-command statistics settings <text:line-break/>show per-command space -- Show whether to display per-command space usage <text:line-break/></text:span><text:soft-page-break/><text:span text:style-name="T6">show per-command symtab -- Show whether to display per-command symtab statistics <text:line-break/>show per-command time -- Show whether to display per-command execution time <text:line-break/>maintenance show profile -- Show internal profiling <text:line-break/>maintenance show symbol-cache-size -- Show the size of the symbol cache <text:line-break/>maintenance show target-async -- Show whether gdb controls the inferior in asynchronous mode <text:line-break/>maintenance space -- Set the display of space usage <text:line-break/>maintenance time -- Set the display of time usage <text:line-break/>maintenance translate-address -- Translate a section name and address to a symbol <text:line-break/>maintenance undeprecate -- Undeprecate a command<text:line-break/><text:line-break/></text:span><text:span text:style-name="T8">(gdb) help obscure </text:span><text:span text:style-name="T6"><text:line-break/>Obscure features. <text:line-break/><text:line-break/>List of commands: <text:line-break/><text:line-break/>compare-sections -- Compare section data on target to the exec file <text:line-break/>compile -- Command to compile source code and inject it into the inferior <text:line-break/>compile code -- Compile <text:line-break/>compile file -- Evaluate a file containing source code <text:line-break/>compile print -- Evaluate EXPR by using the compiler and print result <text:line-break/>complete -- List the completions for the rest of the line as a command <text:line-break/>expression -- Command to compile source code and inject it into the inferior <text:line-break/>compile code -- Compile <text:line-break/>compile file -- Evaluate a file containing source code <text:line-break/>compile print -- Evaluate EXPR by using the compiler and print result <text:line-break/>guile -- Evaluate a Guile expression <text:line-break/>guile-repl -- Start a Guile interactive prompt <text:line-break/>monitor -- Send a command to the remote monitor (remote targets only) <text:line-break/>python -- Evaluate a Python command <text:line-break/>python-interactive -- Start an interactive Python prompt <text:line-break/>record -- Start recording <text:line-break/>record btrace -- Start branch trace recording <text:line-break/>record btrace bts -- Start branch trace recording in Branch Trace Store (BTS) format <text:line-break/>record btrace pt -- Start branch trace recording in Intel(R) Processor Trace format <text:line-break/>record delete -- Delete the rest of execution log and start recording it anew <text:line-break/>record full -- Start full execution recording <text:line-break/>record full restore -- Restore the execution log from a file <text:line-break/>record function-call-history -- Prints the execution history at function granularity <text:line-break/>record goto -- Restore the program to its state at instruction number N <text:line-break/>record goto begin -- Go to the beginning of the execution log <text:line-break/>record goto end -- Go to the end of the execution log <text:line-break/>record instruction-history -- Print disassembled instructions stored in the execution log <text:line-break/>record save -- Save the execution log to a file <text:line-break/>record stop -- Stop the record/replay target <text:line-break/></text:span><text:soft-page-break/><text:span text:style-name="T6">sim -- Send a command to the simulator <text:line-break/>stop -- There is no `stop' command<text:line-break/><text:line-break/><text:line-break/></text:span><text:span text:style-name="T8">(gdb) help running </text:span><text:span text:style-name="T6"><text:line-break/>Running the program. <text:line-break/><text:line-break/>List of commands: <text:line-break/><text:line-break/>advance -- Continue the program up to the given location (same form as args for break command) <text:line-break/>attach -- Attach to a process or file outside of GDB <text:line-break/>continue -- Continue program being debugged <text:line-break/>detach -- Detach a process or file previously attached <text:line-break/>detach inferiors -- Detach from inferior ID (or list of IDS) <text:line-break/>disconnect -- Disconnect from a target <text:line-break/>finish -- Execute until selected stack frame returns <text:line-break/>handle -- Specify how to handle signals <text:line-break/>inferior -- Use this command to switch between inferiors <text:line-break/>interrupt -- Interrupt the execution of the debugged program <text:line-break/>jump -- Continue program being debugged at specified line or address <text:line-break/>kill -- Kill execution of program being debugged <text:line-break/>kill inferiors -- Kill inferior ID (or list of IDs) <text:line-break/>next -- Step program <text:line-break/>nexti -- Step one instruction <text:line-break/>queue-signal -- Queue a signal to be delivered to the current thread when it is resumed <text:line-break/>reverse-continue -- Continue program being debugged but run it in reverse <text:line-break/>reverse-finish -- Execute backward until just before selected stack frame is called <text:line-break/>reverse-next -- Step program backward <text:line-break/>reverse-nexti -- Step backward one instruction <text:line-break/>reverse-step -- Step program backward until it reaches the beginning of another source line <text:line-break/>reverse-stepi -- Step backward exactly one instruction <text:line-break/>run -- Start debugged program <text:line-break/>signal -- Continue program with the specified signal <text:line-break/>start -- Run the debugged program until the beginning of the main procedure <text:line-break/>step -- Step program until it reaches a different source line <text:line-break/>stepi -- Step one instruction exactly <text:line-break/>target -- Connect to a target machine or process <text:line-break/>target core -- Use a core file as a target <text:line-break/>target exec -- Use an executable file as a target <text:line-break/>target extended-remote -- Use a remote computer via a serial line <text:line-break/>target record -- Log program while executing and replay execution from log <text:line-break/>target record-btrace -- Collect control-flow trace and provide the execution history <text:line-break/>target record-core -- Log program while executing and replay execution from log <text:line-break/>target record-full -- Log program while executing and replay execution from log <text:line-break/></text:span><text:soft-page-break/><text:span text:style-name="T6">target remote -- Use a remote computer via a serial line <text:line-break/>target sim -- Use the compiled-in simulator <text:line-break/>target tfile -- Use a trace file as a target <text:line-break/>task -- Use this command to switch between Ada tasks <text:line-break/>thread -- Use this command to switch between threads <text:line-break/>thread apply -- Apply a command to a list of threads <text:line-break/>thread apply all -- Apply a command to all threads <text:line-break/>thread find -- Find threads that match a regular expression <text:line-break/>thread name -- Set the current thread's name <text:line-break/>until -- Execute until the program reaches a source line greater than the current<text:line-break/><text:line-break/></text:span><text:span text:style-name="T8">(gdb) help stack</text:span><text:span text:style-name="T6"> <text:line-break/>Examining the stack. <text:line-break/>The stack is made up of stack frames.  Gdb assigns numbers to stack frames <text:line-break/>counting from zero for the innermost (currently executing) frame. <text:line-break/><text:line-break/>At any time gdb identifies one frame as the "selected" frame. <text:line-break/>Variable lookups are done with respect to the selected frame. <text:line-break/>When the program being debugged stops, gdb selects the innermost frame. <text:line-break/>The commands below can be used to select other frames by number or address. <text:line-break/><text:line-break/>List of commands: <text:line-break/><text:line-break/>backtrace -- Print backtrace of all stack frames <text:line-break/>bt -- Print backtrace of all stack frames <text:line-break/>down -- Select and print stack frame called by this one <text:line-break/>frame -- Select and print a stack frame <text:line-break/>return -- Make selected stack frame return to its caller <text:line-break/>select-frame -- Select a stack frame without printing anything <text:line-break/>up -- Select and print stack frame that called this one<text:line-break/></text:span></text:p>
      <text:p text:style-name="P6"><text:span text:style-name="T8">(gdb) help status </text:span><text:span text:style-name="T6"> <text:line-break/>Status inquiries. <text:line-break/><text:line-break/>List of commands: <text:line-break/><text:line-break/>info -- Generic command for showing things about the program being debugged <text:line-break/>info address -- Describe where symbol SYM is stored <text:line-break/>info all-registers -- List of all registers and their contents <text:line-break/>info args -- Argument variables of current stack frame <text:line-break/>info auto-load -- Print current status of auto-loaded files <text:line-break/>info auto-load gdb-scripts -- Print the list of automatically loaded sequences of commands <text:line-break/>info auto-load local-gdbinit -- Print whether current directory .gdbinit file has been loaded <text:line-break/>info auto-load python-scripts -- Print the list of automatically loaded Python scripts <text:line-break/></text:span><text:soft-page-break/><text:span text:style-name="T6">info auto-load-scripts -- Print the list of automatically loaded Python scripts <text:line-break/>info auxv -- Display the inferior's auxiliary vector <text:line-break/>info bookmarks -- Status of user-settable bookmarks <text:line-break/>info breakpoints -- Status of specified breakpoints (all user-settable breakpoints if no argument) <text:line-break/>info classes -- All Objective-C classes <text:line-break/>info common -- Print out the values contained in a Fortran COMMON block <text:line-break/>info copying -- Conditions for redistributing copies of GDB <text:line-break/>info dcache -- Print information on the dcache performance <text:line-break/>info display -- Expressions to display when program stops <text:line-break/>info exceptions -- List all Ada exception names <text:line-break/>info extensions -- All filename extensions associated with a source language <text:line-break/>info files -- Names of targets and files being debugged <text:line-break/>info float -- Print the status of the floating point unit <text:line-break/>info frame -- All about selected stack frame <text:line-break/>info frame-filter -- List all registered Python frame-filters <text:line-break/>info functions -- All function names <text:line-break/>info guile -- Prefix command for Guile info displays <text:line-break/>info handle -- What debugger does when program gets various signals <text:line-break/>info inferiors -- IDs of specified inferiors (all inferiors if no argument) <text:line-break/>info line -- Core addresses of the code for a source line <text:line-break/>info locals -- Local variables of current stack frame <text:line-break/>info macro -- Show the definition of MACRO <text:line-break/>info macros -- Show the definitions of all macros at LINESPEC <text:line-break/>info mem -- Memory region attributes <text:line-break/>info os -- Show OS data ARG <text:line-break/>info pretty-printer -- GDB command to list all registered pretty-printers <text:line-break/>info probes -- Show available static probes <text:line-break/>info probes all -- Show information about all type of probes <text:line-break/>info probes dtrace -- Show information about DTrace static probes <text:line-break/>info probes stap -- Show information about SystemTap static probes <text:line-break/>info proc -- Show /proc process information about any running process <text:line-break/>info proc all -- List all available /proc info <text:line-break/>info proc cmdline -- List command line arguments of the process <text:line-break/>info proc cwd -- List current working directory of the process <text:line-break/>info proc exe -- List absolute filename for executable of the process <text:line-break/>info proc mappings -- List of mapped memory regions <text:line-break/>info proc stat -- List process info from /proc/PID/stat <text:line-break/>info proc status -- List process info from /proc/PID/status <text:line-break/>info program -- Execution status of the program <text:line-break/>info record -- Info record options <text:line-break/>info registers -- List of integer registers and their contents <text:line-break/>info scope -- List the variables local to a scope <text:line-break/>info selectors -- All Objective-C selectors <text:line-break/>info set -- Show all GDB settings <text:line-break/></text:span><text:soft-page-break/><text:span text:style-name="T6">info sharedlibrary -- Status of loaded shared object libraries <text:line-break/>info signals -- What debugger does when program gets various signals <text:line-break/>info skip -- Display the status of skips <text:line-break/>info source -- Information about the current source file <text:line-break/>info sources -- Source files in the program <text:line-break/>info stack -- Backtrace of the stack <text:line-break/>info static-tracepoint-markers -- List target static tracepoints markers <text:line-break/>info symbol -- Describe what symbol is at location ADDR <text:line-break/>info target -- Names of targets and files being debugged <text:line-break/>info tasks -- Provide information about all known Ada tasks <text:line-break/>info terminal -- Print inferior's saved terminal status <text:line-break/>info threads -- Display currently known threads <text:line-break/>info tracepoints -- Status of specified tracepoints (all tracepoints if no argument) <text:line-break/>info tvariables -- Status of trace state variables and their values <text:line-break/>info type-printers -- GDB command to list all registered type-printers <text:line-break/>info types -- All type names <text:line-break/>info unwinder -- GDB command to list unwinders <text:line-break/>info variables -- All global and static variable names <text:line-break/>info vector -- Print the status of the vector unit <text:line-break/>info vtbl -- Show the virtual function table for a C++ object <text:line-break/>info warranty -- Various kinds of warranty you do not have <text:line-break/>info watchpoints -- Status of specified watchpoints (all watchpoints if no argument) <text:line-break/>info win -- List of all displayed windows <text:line-break/>info xmethod -- GDB command to list registered xmethod matchers <text:line-break/>macro -- Prefix for commands dealing with C preprocessor macros <text:line-break/>macro define -- Define a new C/C++ preprocessor macro <text:line-break/>macro expand -- Fully expand any C/C++ preprocessor macro invocations in EXPRESSION <text:line-break/>macro expand-once -- Expand C/C++ preprocessor macro invocations appearing directly in EXPRESSION <text:line-break/>macro list -- List all the macros defined using the `macro define' command <text:line-break/>macro undef -- Remove the definition of the C/C++ preprocessor macro with the given name <text:line-break/>show -- Generic command for showing things about the debugger <text:line-break/>show ada -- Generic command for showing Ada-specific settings <text:line-break/>show ada trust-PAD-over-XVS -- Show whether an optimization trusting PAD types over XVS types is activated <text:line-break/>show agent -- Show debugger's willingness to use agent as a helper <text:line-break/>show annotate -- Show annotation_level <text:line-break/>show architecture -- Show architecture of target <text:line-break/>show args -- Show argument list to give program being debugged when it is started <text:line-break/>show arm -- Various ARM-specific commands <text:line-break/>show arm abi -- Show the ABI <text:line-break/>show arm apcs32 -- Show usage of ARM 32-bit mode <text:line-break/>show arm disassembler -- Show the disassembly style <text:line-break/>show arm fallback-mode -- Show the mode assumed when symbols are unavailable <text:line-break/>show arm force-mode -- Show the mode assumed even when symbols are available <text:line-break/>show arm fpu -- Show the floating point type <text:line-break/></text:span><text:soft-page-break/><text:span text:style-name="T6">show auto-connect-native-target -- Show whether GDB may automatically connect to the native target <text:line-break/>show auto-load -- Show auto-loading specific settings <text:line-break/>show auto-load gdb-scripts -- Show whether auto-loading of canned sequences of commands scripts is enabled <text:line-break/>show auto-load local-gdbinit -- Show whether auto-loading .gdbinit script in current directory is enabled <text:line-break/>show auto-load python-scripts -- Show the debugger's behaviour regarding auto-loaded Python scripts <text:line-break/>show auto-load safe-path -- Show the list of files and directories that are safe for auto-loading <text:line-break/>show auto-load scripts-directory -- Show the list of directories from which to load auto-loaded scripts <text:line-break/>show auto-load-scripts -- Show the debugger's behaviour regarding auto-loaded Python scripts <text:line-break/>show auto-solib-add -- Show autoloading of shared library symbols <text:line-break/>show backtrace -- Show backtrace specific variables <text:line-break/>show backtrace limit -- Show the upper bound on the number of backtrace levels <text:line-break/>show backtrace past-entry -- Show whether backtraces should continue past the entry point of a program <text:line-break/>show backtrace past-main -- Show whether backtraces should continue past "main" <text:line-break/>show basenames-may-differ -- Show whether a source file may have multiple base names <text:line-break/>show breakpoint -- Breakpoint specific settings <text:line-break/>show breakpoint always-inserted -- Show mode for inserting breakpoints <text:line-break/>show breakpoint auto-hw -- Show automatic usage of hardware breakpoints <text:line-break/>show breakpoint condition-evaluation -- Show mode of breakpoint condition evaluation <text:line-break/>show breakpoint pending -- Show debugger's behavior regarding pending breakpoints <text:line-break/>show can-use-hw-watchpoints -- Show debugger's willingness to use watchpoint hardware <text:line-break/>show case-sensitive -- Show case sensitivity in name search <text:line-break/>show charset -- Show the host and target character sets <text:line-break/>show check -- Show the status of the type/range checker <text:line-break/>show check range -- Show range checking <text:line-break/>show check type -- Show strict type checking <text:line-break/>show circular-trace-buffer -- Show target's use of circular trace buffer <text:line-break/>show code-cache -- Show cache use for code segment access <text:line-break/>show coerce-float-to-double -- Show coercion of floats to doubles when calling functions <text:line-break/>show commands -- Show the history of commands you typed <text:line-break/>show compile-args -- Show compile command GCC command-line arguments <text:line-break/>show complaints -- Show max number of complaints about incorrect symbols <text:line-break/>show configuration -- Show how GDB was configured at build time <text:line-break/>show confirm -- Show whether to confirm potentially dangerous operations <text:line-break/>show convenience -- Debugger convenience ("$foo") variables and functions <text:line-break/>show copying -- Conditions for redistributing copies of GDB <text:line-break/>show cp-abi -- Show the ABI used for inspecting C++ objects <text:line-break/>show data-directory -- Show GDB's data directory <text:line-break/>show dcache -- Show dcachesettings <text:line-break/>show dcache line-size -- Show dcache line size <text:line-break/>show dcache size -- Show number of dcache lines <text:line-break/>show debug -- Generic command for showing gdb debugging flags <text:line-break/>show debug arch -- Show architecture debugging <text:line-break/>show debug arm -- Show ARM debugging <text:line-break/>show debug auto-load -- Show auto-load verifications debugging <text:line-break/></text:span><text:soft-page-break/><text:span text:style-name="T6">show debug check-physname -- Show cross-checking of "physname" code against demangler <text:line-break/>show debug coff-pe-read -- Show coff PE read debugging <text:line-break/>show debug compile -- Show compile command debugging <text:line-break/>show debug displaced -- Show displaced stepping debugging <text:line-break/>show debug dwarf-die -- Show debugging of the DWARF DIE reader <text:line-break/>show debug dwarf-line -- Show debugging of the dwarf line reader <text:line-break/>show debug dwarf-read -- Show debugging of the DWARF reader <text:line-break/>show debug entry-values -- Show entry values and tail call frames debugging <text:line-break/>show debug expression -- Show expression debugging <text:line-break/>show debug frame -- Show frame debugging <text:line-break/>show debug infrun -- Show inferior debugging <text:line-break/>show debug jit -- Show JIT debugging <text:line-break/>show debug notification -- Show debugging of async remote notification <text:line-break/>show debug observer -- Show observer debugging <text:line-break/>show debug overload -- Show debugging of C++ overloading <text:line-break/>show debug parser -- Show parser debugging <text:line-break/>show debug py-unwind -- Show Python unwinder debugging <text:line-break/>show debug record -- Show debugging of record/replay feature <text:line-break/>show debug remote -- Show debugging of remote protocol <text:line-break/>show debug serial -- Show serial debugging <text:line-break/>show debug stap-expression -- Show SystemTap expression debugging <text:line-break/>show debug symbol-lookup -- Show debugging of symbol lookup <text:line-break/>show debug symfile -- Show debugging of the symfile functions <text:line-break/>show debug symtab-create -- Show debugging of symbol table creation <text:line-break/>show debug target -- Show target debugging <text:line-break/>show debug timestamp -- Show timestamping of debugging messages <text:line-break/>show debug varobj -- Show varobj debugging <text:line-break/>show debug xml -- Show XML parser debugging <text:line-break/>show debug-file-directory -- Show the directories where separate debug symbols are searched for <text:line-break/>show default-collect -- Show the list of expressions to collect by default <text:line-break/>show demangle-style -- Show the current C++ demangling style <text:line-break/>show detach-on-fork -- Show whether gdb will detach the child of a fork <text:line-break/>show directories -- Show the search path for finding source files <text:line-break/>show disable-randomization -- Show disabling of debuggee's virtual address space randomization <text:line-break/>show disassemble-next-line -- Show whether to disassemble next source line or insn when execution stops <text:line-break/>show disconnected-dprintf -- Show whether dprintf continues after GDB disconnects <text:line-break/>show disconnected-tracing -- Show whether tracing continues after GDB disconnects <text:line-break/>show displaced-stepping -- Show debugger's willingness to use displaced stepping <text:line-break/>show dprintf-channel -- Show the channel to use for dynamic printf <text:line-break/>show dprintf-function -- Show the function to use for dynamic printf <text:line-break/>show dprintf-style -- Show the style of usage for dynamic printf <text:line-break/>show editing -- Show editing of command lines as they are typed <text:line-break/>show endian -- Show endianness of target <text:line-break/>show environment -- The environment to give the program <text:line-break/></text:span><text:soft-page-break/><text:span text:style-name="T6">show exec-direction -- Show direction of execution (forward/reverse) <text:line-break/>show exec-done-display -- Show notification of completion for asynchronous execution commands <text:line-break/>show extended-prompt -- Show the extended prompt <text:line-break/>show extension-language -- Show mapping between filename extension and source language <text:line-break/>show filename-display -- Show how to display filenames <text:line-break/>show follow-exec-mode -- Show debugger response to a program call of exec <text:line-break/>show follow-fork-mode -- Show debugger response to a program call of fork or vfork <text:line-break/>show frame-filter -- Prefix command for 'show' frame-filter related operations <text:line-break/>show frame-filter priority -- GDB command to show the priority of the specified frame-filter <text:line-break/>show gnutarget -- Show the current BFD target <text:line-break/>show guile -- Prefix command for Guile preference settings <text:line-break/>show guile print-stack -- Show the mode of Guile exception printing on error <text:line-break/>show height -- Show number of lines in a page for GDB output pagination <text:line-break/>show history -- Generic command for showing command history parameters <text:line-break/>show history expansion -- Show history expansion on command input <text:line-break/>show history filename -- Show the filename in which to record the command history <text:line-break/>show history remove-duplicates -- Show how far back in history to look for and remove duplicate entries <text:line-break/>show history save -- Show saving of the history record on exit <text:line-break/>show history size -- Show the size of the command history <text:line-break/>show host-charset -- Show the host character set <text:line-break/>show inferior-tty -- Show terminal for future runs of program being debugged <text:line-break/>show input-radix -- Show default input radix for entering numbers <text:line-break/>show interactive-mode -- Show whether GDB's standard input is a terminal <text:line-break/>show language -- Show the current source language <text:line-break/>show listsize -- Show number of source lines gdb will list by default <text:line-break/>show logging -- Show logging options <text:line-break/>show logging file -- Show the current logfile <text:line-break/>show logging overwrite -- Show whether logging overwrites or appends to the log file <text:line-break/>show logging redirect -- Show the logging output mode <text:line-break/>show max-completions -- Show maximum number of completion candidates <text:line-break/>show max-user-call-depth -- Show the max call depth for non-python/scheme user-defined commands <text:line-break/>show may-insert-breakpoints -- Show permission to insert breakpoints in the target <text:line-break/>show may-insert-fast-tracepoints -- Show permission to insert fast tracepoints in the target <text:line-break/>show may-insert-tracepoints -- Show permission to insert tracepoints in the target <text:line-break/>show may-interrupt -- Show permission to interrupt or signal the target <text:line-break/>show may-write-memory -- Show permission to write into target memory <text:line-break/>show may-write-registers -- Show permission to write into registers <text:line-break/>show mem -- Memory regions settings <text:line-break/>show mem  inaccessible-by-default -- Show handling of unknown memory regions <text:line-break/>show mi-async -- Show whether MI asynchronous mode is enabled <text:line-break/>show multiple-symbols -- Show how the debugger handles ambiguities in expressions <text:line-break/>show non-stop -- Show whether gdb controls the inferior in non-stop mode <text:line-break/>show observer -- Show whether gdb controls the inferior in observer mode <text:line-break/>show opaque-type-resolution -- Show resolution of opaque struct/class/union types (if set before loading symbols) <text:line-break/></text:span><text:soft-page-break/><text:span text:style-name="T6">show osabi -- Show OS ABI of target <text:line-break/>show output-radix -- Show default output radix for printing of values <text:line-break/>show overload-resolution -- Show overload resolution in evaluating C++ functions <text:line-break/>show pagination -- Show state of GDB output pagination <text:line-break/>show paths -- Current search path for finding object files <text:line-break/>show print -- Generic command for showing print settings <text:line-break/>show print address -- Show printing of addresses <text:line-break/>show print array -- Show pretty formatting of arrays <text:line-break/>show print array-indexes -- Show printing of array indexes <text:line-break/>show print asm-demangle -- Show demangling of C++/ObjC names in disassembly listings <text:line-break/>show print demangle -- Show demangling of encoded C++/ObjC names when displaying symbols <text:line-break/>show print elements -- Show limit on string chars or array elements to print <text:line-break/>show print entry-values -- Show printing of function arguments at function entry <text:line-break/>show print frame-arguments -- Show printing of non-scalar frame arguments <text:line-break/>show print inferior-events -- Show printing of inferior events (e.g. <text:line-break/>show print max-symbolic-offset -- Show the largest offset that will be printed in &lt;symbol+1234&gt; form <text:line-break/>show print null-stop -- Show printing of char arrays to stop at first null char <text:line-break/>show print object -- Show printing of object's derived type based on vtable info <text:line-break/>show print pascal_static-members -- Show printing of pascal static members <text:line-break/>show print pretty -- Show pretty formatting of structures <text:line-break/>show print raw -- Generic command for showing "print raw" settings <text:line-break/>show print raw frame-arguments -- Show whether to print frame arguments in raw form <text:line-break/>show print repeats -- Show threshold for repeated print elements <text:line-break/>show print sevenbit-strings -- Show printing of 8-bit characters in strings as \nnn <text:line-break/>show print static-members -- Show printing of C++ static members <text:line-break/>show print symbol -- Show printing of symbol names when printing pointers <text:line-break/>show print symbol-filename -- Show printing of source filename and line number with &lt;symbol&gt; <text:line-break/>show print symbol-loading -- Show printing of symbol loading messages <text:line-break/>show print thread-events -- Show printing of thread events (such as thread start and exit) <text:line-break/>show print type -- Generic command for showing type-printing settings <text:line-break/>show print type methods -- Show printing of methods defined in classes <text:line-break/>show print type typedefs -- Show printing of typedefs defined in classes <text:line-break/>show print union -- Show printing of unions interior to structures <text:line-break/>show print vtbl -- Show printing of C++ virtual function tables <text:line-break/>show prompt -- Show gdb's prompt <text:line-break/>show python -- Prefix command for python preference settings <text:line-break/>show python print-stack -- Show the mode of Python stack printing on error <text:line-break/>show radix -- Show the default input and output number radices <text:line-break/>show range-stepping -- Show whether target-assisted range stepping is enabled <text:line-break/>show record -- Show record options <text:line-break/>show record btrace -- Show record options <text:line-break/>show record btrace bts -- Show record btrace bts options <text:line-break/>show record btrace bts buffer-size -- Show the record/replay bts buffer size <text:line-break/>show record btrace pt -- Show record btrace pt options <text:line-break/></text:span><text:soft-page-break/><text:span text:style-name="T6">show record btrace pt buffer-size -- Show the record/replay pt buffer size <text:line-break/>show record btrace replay-memory-access -- Show what memory accesses are allowed during replay <text:line-break/>show record full -- Show record options <text:line-break/>show record full insn-number-max -- Show record/replay buffer limit <text:line-break/>show record full memory-query -- Show whether query if PREC cannot record memory change of next instruction <text:line-break/>show record full stop-at-limit -- Show whether record/replay stops when record/replay buffer becomes full <text:line-break/>show record function-call-history-size -- Show number of functions to print in "record function-call-history" <text:line-break/>show record instruction-history-size -- Show number of instructions to print in "record instruction-history" <text:line-break/>show remote -- Remote protocol specific variables <text:line-break/>show remote P-packet -- Show current use of remote protocol `P' (set-register) packet <text:line-break/>show remote TracepointSource-packet -- Show current use of remote protocol `TracepointSource' (TracepointSource) packet <text:line-break/>show remote X-packet -- Show current use of remote protocol `X' (binary-download) packet <text:line-break/>show remote Z-packet -- Show use of remote protocol `Z' packets  <text:line-break/>show remote access-watchpoint-packet -- Show current use of remote protocol `Z4' (access-watchpoint) packet <text:line-break/>show remote agent-packet -- Show current use of remote protocol `QAgent' (agent) packet <text:line-break/>show remote allow-packet -- Show current use of remote protocol `QAllow' (allow) packet <text:line-break/>show remote attach-packet -- Show current use of remote protocol `vAttach' (attach) packet <text:line-break/>show remote binary-download-packet -- Show current use of remote protocol `X' (binary-download) packet <text:line-break/>show remote breakpoint-commands-packet -- Show current use of remote protocol `BreakpointCommands' (breakpoint-commands) packet <text:line-break/>show remote btrace-conf-bts-size-packet -- Show current use of remote protocol `Qbtrace-conf:bts:size' (btrace-conf-bts-size) packet <text:line-break/>show remote btrace-conf-pt-size-packet -- Show current use of remote protocol `Qbtrace-conf:pt:size' (btrace-conf-pt-size) packet <text:line-break/>show remote conditional-breakpoints-packet -- Show current use of remote protocol `ConditionalBreakpoints' (conditional-breakpoints) packet <text:line-break/>show remote conditional-tracepoints-packet -- Show current use of remote protocol `ConditionalTracepoints' (conditional-tracepoints) packet <text:line-break/>show remote disable-btrace-packet -- Show current use of remote protocol `Qbtrace:off' (disable-btrace) packet <text:line-break/>show remote disable-randomization-packet -- Show current use of remote protocol `QDisableRandomization' (disable-randomization) packet <text:line-break/>show remote enable-btrace-bts-packet -- Show current use of remote protocol `Qbtrace:bts' (enable-btrace-bts) packet <text:line-break/>show remote enable-btrace-pt-packet -- Show current use of remote protocol `Qbtrace:pt' (enable-btrace-pt) packet <text:line-break/>show remote exec-file -- Show the remote pathname for "run" <text:line-break/>show remote fast-tracepoints-packet -- Show current use of remote protocol `FastTracepoints' (fast-tracepoints) packet <text:line-break/>show remote fetch-register-packet -- Show current use of remote protocol `p' (fetch-register) packet <text:line-break/>show remote fork-event-feature-packet -- Show current use of remote protocol `fork-event-feature' (fork-event-feature) packet <text:line-break/>show remote get-thread-information-block-address-packet -- Show current use of remote protocol `qGetTIBAddr' (get-thread-information-block-address) packet <text:line-break/>show remote get-thread-local-storage-address-packet -- Show current use of remote protocol `qGetTLSAddr' (get-thread-local-storage-address) packet <text:line-break/>show remote hardware-breakpoint-limit -- Show the maximum number of target hardware breakpoints <text:line-break/>show remote hardware-breakpoint-packet -- Show current use of remote protocol `Z1' (hardware-breakpoint) packet <text:line-break/>show remote hardware-watchpoint-length-limit -- Show the maximum length (in bytes) of a target hardware watchpoint <text:line-break/>show remote hardware-watchpoint-limit -- Show the maximum number of target hardware watchpoints <text:line-break/>show remote hostio-close-packet -- Show current use of remote protocol `vFile:close' (hostio-close) packet <text:line-break/>show remote hostio-fstat-packet -- Show current use of remote protocol `vFile:fstat' (hostio-fstat) packet <text:line-break/>show remote hostio-open-packet -- Show current use of remote protocol `vFile:open' (hostio-open) packet <text:line-break/>show remote hostio-pread-packet -- Show current use of remote protocol `vFile:pread' (hostio-pread) packet <text:line-break/>show remote hostio-pwrite-packet -- Show current use of remote protocol `vFile:pwrite' (hostio-pwrite) packet <text:line-break/>show remote hostio-readlink-packet -- Show current use of remote protocol `vFile:readlink' (hostio-readlink) packet <text:line-break/></text:span><text:soft-page-break/><text:span text:style-name="T6">show remote hostio-setfs-packet -- Show current use of remote protocol `vFile:setfs' (hostio-setfs) packet <text:line-break/>show remote hostio-unlink-packet -- Show current use of remote protocol `vFile:unlink' (hostio-unlink) packet <text:line-break/>show remote hwbreak-feature-packet -- Show current use of remote protocol `hwbreak-feature' (hwbreak-feature) packet <text:line-break/>show remote install-in-trace-packet -- Show current use of remote protocol `InstallInTrace' (install-in-trace) packet <text:line-break/>show remote interrupt-on-connect --             Show whether interrupt-sequence is sent to remote target when gdb connects to <text:line-break/>show remote interrupt-sequence -- Show interrupt sequence to remote target <text:line-break/>show remote kill-packet -- Show current use of remote protocol `vKill' (kill) packet <text:line-break/>show remote library-info-packet -- Show current use of remote protocol `qXfer:libraries:read' (library-info) packet <text:line-break/>show remote library-info-svr4-packet -- Show current use of remote protocol `qXfer:libraries-svr4:read' (library-info-svr4) packet <text:line-break/>show remote memory-map-packet -- Show current use of remote protocol `qXfer:memory-map:read' (memory-map) packet <text:line-break/>show remote memory-read-packet-size -- Show the maximum number of bytes per memory-read packet <text:line-break/>show remote memory-write-packet-size -- Show the maximum number of bytes per memory-write packet <text:line-break/>show remote noack-packet -- Show current use of remote protocol `QStartNoAckMode' (noack) packet <text:line-break/>show remote osdata-packet -- Show current use of remote protocol `qXfer:osdata:read' (osdata) packet <text:line-break/>show remote p-packet -- Show current use of remote protocol `p' (fetch-register) packet <text:line-break/>show remote pass-signals-packet -- Show current use of remote protocol `QPassSignals' (pass-signals) packet <text:line-break/>show remote pid-to-exec-file-packet -- Show current use of remote protocol `qXfer:exec-file:read' (pid-to-exec-file) packet <text:line-break/>show remote program-signals-packet -- Show current use of remote protocol `QProgramSignals' (program-signals) packet <text:line-break/>show remote query-attached-packet -- Show current use of remote protocol `qAttached' (query-attached) packet <text:line-break/>show remote read-aux-vector-packet -- Show current use of remote protocol `qXfer:auxv:read' (read-aux-vector) packet <text:line-break/>show remote read-btrace-conf-packet -- Show current use of remote protocol `qXfer:btrace-conf' (read-btrace-conf) packet <text:line-break/>show remote read-btrace-packet -- Show current use of remote protocol `qXfer:btrace' (read-btrace) packet <text:line-break/>show remote read-fdpic-loadmap-packet -- Show current use of remote protocol `qXfer:fdpic:read' (read-fdpic-loadmap) packet <text:line-break/>show remote read-sdata-object-packet -- Show current use of remote protocol `qXfer:statictrace:read' (read-sdata-object) packet <text:line-break/>show remote read-siginfo-object-packet -- Show current use of remote protocol `qXfer:siginfo:read' (read-siginfo-object) packet <text:line-break/>show remote read-spu-object-packet -- Show current use of remote protocol `qXfer:spu:read' (read-spu-object) packet <text:line-break/>show remote read-watchpoint-packet -- Show current use of remote protocol `Z3' (read-watchpoint) packet <text:line-break/>show remote reverse-continue-packet -- Show current use of remote protocol `bc' (reverse-continue) packet <text:line-break/>show remote reverse-step-packet -- Show current use of remote protocol `bs' (reverse-step) packet <text:line-break/>show remote run-packet -- Show current use of remote protocol `vRun' (run) packet <text:line-break/>show remote search-memory-packet -- Show current use of remote protocol `qSearch:memory' (search-memory) packet <text:line-break/>show remote set-register-packet -- Show current use of remote protocol `P' (set-register) packet <text:line-break/>show remote software-breakpoint-packet -- Show current use of remote protocol `Z0' (software-breakpoint) packet <text:line-break/>show remote static-tracepoints-packet -- Show current use of remote protocol `StaticTracepoints' (static-tracepoints) packet <text:line-break/>show remote supported-packets-packet -- Show current use of remote protocol `qSupported' (supported-packets) packet <text:line-break/>show remote swbreak-feature-packet -- Show current use of remote protocol `swbreak-feature' (swbreak-feature) packet <text:line-break/>show remote symbol-lookup-packet -- Show current use of remote protocol `qSymbol' (symbol-lookup) packet <text:line-break/>show remote system-call-allowed -- Show if the host system(3) call is allowed for the target <text:line-break/>show remote target-features-packet -- Show current use of remote protocol `qXfer:features:read' (target-features) packet <text:line-break/>show remote threads-packet -- Show current use of remote protocol `qXfer:threads:read' (threads) packet <text:line-break/>show remote trace-buffer-size-packet -- Show current use of remote protocol `QTBuffer:size' (trace-buffer-size) packet <text:line-break/>show remote trace-status-packet -- Show current use of remote protocol `qTStatus' (trace-status) packet <text:line-break/>show remote traceframe-info-packet -- Show current use of remote protocol `qXfer:traceframe-info:read' (traceframe-info) packet <text:line-break/>show remote unwind-info-block-packet -- Show current use of remote protocol `qXfer:uib:read' (unwind-info-block) packet <text:line-break/></text:span><text:soft-page-break/><text:span text:style-name="T6">show remote verbose-resume-packet -- Show current use of remote protocol `vCont' (verbose-resume) packet <text:line-break/>show remote vfork-event-feature-packet -- Show current use of remote protocol `vfork-event-feature' (vfork-event-feature) packet <text:line-break/>show remote write-siginfo-object-packet -- Show current use of remote protocol `qXfer:siginfo:write' (write-siginfo-object) packet <text:line-break/>show remote write-spu-object-packet -- Show current use of remote protocol `qXfer:spu:write' (write-spu-object) packet <text:line-break/>show remote write-watchpoint-packet -- Show current use of remote protocol `Z2' (write-watchpoint) packet <text:line-break/>show remoteaddresssize -- Show the maximum size of the address (in bits) in a memory packet <text:line-break/>show remotebreak -- Show whether to send break if interrupted <text:line-break/>show remotecache -- Show cache use for remote targets <text:line-break/>show remoteflow -- Show use of hardware flow control for remote serial I/O <text:line-break/>show remotelogbase -- Show numerical base for remote session logging <text:line-break/>show remotelogfile -- Show filename for remote session recording <text:line-break/>show remotetimeout -- Show timeout limit to wait for target to respond <text:line-break/>show remotewritesize -- Show the maximum number of bytes per memory write packet (deprecated) <text:line-break/>show schedule-multiple -- Show mode for resuming threads of all processes <text:line-break/>show scheduler-locking -- Show mode for locking scheduler during execution <text:line-break/>show script-extension -- Show mode for script filename extension recognition <text:line-break/>show serial -- Show default serial/parallel port configuration <text:line-break/>show serial baud -- Show baud rate for remote serial I/O <text:line-break/>show serial parity -- Show parity for remote serial I/O <text:line-break/>show solib-absolute-prefix -- Show the current system root <text:line-break/>show solib-search-path -- Show the search path for loading non-absolute shared library symbol files <text:line-break/>show stack-cache -- Show cache use for stack access <text:line-break/>show step-mode -- Show mode of the step operation <text:line-break/>show stop-on-solib-events -- Show stopping for shared library events <text:line-break/>show substitute-path -- Usage: show substitute-path [FROM] <text:line-break/>show sysroot -- Show the current system root <text:line-break/>show target-async -- Show whether MI asynchronous mode is enabled <text:line-break/>show target-charset -- Show the target character set <text:line-break/>show target-file-system-kind -- Show assumed file system kind for target reported file names <text:line-break/>show target-wide-charset -- Show the target wide character set <text:line-break/>show tcp -- TCP protocol specific variables <text:line-break/>show tcp auto-retry -- Show auto-retry on socket connect <text:line-break/>show tcp connect-timeout -- Show timeout limit in seconds for socket connection <text:line-break/>show tdesc -- Show target description specific variables <text:line-break/>show tdesc filename -- Show the file to read for an XML target description <text:line-break/>show trace-buffer-size -- Show requested size of trace buffer <text:line-break/>show trace-commands -- Show state of GDB CLI command tracing <text:line-break/>show trace-notes -- Show the notes string to use for current and future trace runs <text:line-break/>show trace-stop-notes -- Show the notes string to use for future tstop commands <text:line-break/>show trace-user -- Show the user name to use for current and future trace runs <text:line-break/>show trust-readonly-sections -- Show mode for reading from readonly sections <text:line-break/>show tui -- TUI configuration variables <text:line-break/>show tui active-border-mode -- Show the attribute mode to use for the active TUI window border <text:line-break/>show tui border-kind -- Show the kind of border for TUI windows <text:line-break/></text:span><text:soft-page-break/><text:span text:style-name="T6">show tui border-mode -- Show the attribute mode to use for the TUI window borders <text:line-break/>show unwind-on-terminating-exception -- Show unwinding of stack if std::terminate() is called while in a call dummy <text:line-break/>show unwindonsignal -- Show unwinding of stack if a signal is received while in a call dummy <text:line-break/>show use-deprecated-index-sections -- Show whether to use deprecated gdb_index sections <text:line-break/>show user -- Show definitions of non-python/scheme user defined commands <text:line-break/>show values -- Elements of value history around item number IDX (or last ten) <text:line-break/>show verbose -- Show verbosity <text:line-break/>show version -- Show what version of GDB this is <text:line-break/>show warranty -- Various kinds of warranty you do not have <text:line-break/>show watchdog -- Show watchdog timer <text:line-break/>show width -- Show number of characters where GDB should wrap lines of its output <text:line-break/>show write -- Show writing into executable and core files<text:line-break/><text:line-break/></text:span><text:span text:style-name="T8">(gdb) help support  </text:span><text:span text:style-name="T6"><text:line-break/>Support facilities. <text:line-break/><text:line-break/>List of commands: <text:line-break/><text:line-break/>! -- Execute the rest of the line as a shell command <text:line-break/>add-auto-load-safe-path -- Add entries to the list of directories from which it is safe to auto-load files <text:line-break/>add-auto-load-scripts-directory -- Add entries to the list of directories from which to load auto-loaded scripts <text:line-break/>alias -- Define a new command that is an alias of an existing command <text:line-break/>apropos -- Search for commands matching a REGEXP <text:line-break/>define -- Define a new command name <text:line-break/>demangle -- Demangle a mangled name <text:line-break/>document -- Document a user-defined command <text:line-break/>dont-repeat -- Don't repeat this command <text:line-break/>down-silently -- Same as the `down' command <text:line-break/>echo -- Print a constant string <text:line-break/>help -- Print list of commands <text:line-break/>if -- Execute nested commands once IF the conditional expression is non zero <text:line-break/>interpreter-exec -- Execute a command in an interpreter <text:line-break/>make -- Run the ``make'' program using the rest of the line as arguments <text:line-break/>overlay -- Commands for debugging overlays <text:line-break/>overlay auto -- Enable automatic overlay debugging <text:line-break/>overlay list-overlays -- List mappings of overlay sections <text:line-break/>overlay load-target -- Read the overlay mapping state from the target <text:line-break/>overlay manual -- Enable overlay debugging <text:line-break/>overlay map-overlay -- Assert that an overlay section is mapped <text:line-break/>overlay off -- Disable overlay debugging <text:line-break/>overlay unmap-overlay -- Assert that an overlay section is unmapped <text:line-break/>quit -- Exit gdb <text:line-break/>shell -- Execute the rest of the line as a shell command <text:line-break/>source -- Read commands from a file named FILE <text:line-break/></text:span><text:soft-page-break/><text:span text:style-name="T6">up-silently -- Same as the `up' command <text:line-break/>while -- Execute nested commands WHILE the conditional expression is non zero<text:line-break/><text:line-break/>(</text:span><text:span text:style-name="T8">gdb) help tracepoints </text:span><text:span text:style-name="T6"><text:line-break/>Tracing of program execution without stopping the program. <text:line-break/><text:line-break/>List of commands: <text:line-break/><text:line-break/>actions -- Specify the actions to be taken at a tracepoint <text:line-break/>collect -- Specify one or more data items to be collected at a tracepoint <text:line-break/>end -- Ends a list of commands or actions <text:line-break/>passcount -- Set the passcount for a tracepoint <text:line-break/>save-tracepoints -- Save current tracepoint definitions as a script <text:line-break/>tdump -- Print everything collected at the current tracepoint <text:line-break/>teval -- Specify one or more expressions to be evaluated at a tracepoint <text:line-break/>tfind -- Select a trace frame; <text:line-break/>tfind end -- De-select any trace frame and resume 'live' debugging <text:line-break/>tfind line -- Select a trace frame by source line <text:line-break/>tfind none -- De-select any trace frame and resume 'live' debugging <text:line-break/>tfind outside -- Select a trace frame whose PC is outside the given range (exclusive) <text:line-break/>tfind pc -- Select a trace frame by PC <text:line-break/>tfind range -- Select a trace frame whose PC is in the given range (inclusive) <text:line-break/>tfind start -- Select the first trace frame in the trace buffer <text:line-break/>tfind tracepoint -- Select a trace frame by tracepoint number <text:line-break/>tsave -- Save the trace data to a file <text:line-break/>tstart -- Start trace data collection <text:line-break/>tstatus -- Display the status of the current trace data collection <text:line-break/>tstop -- Stop trace data collection <text:line-break/>tvariable -- Define a trace state variable <text:line-break/>while-stepping -- Specify single-stepping behavior at a tracepoint<text:line-break/><text:line-break/><text:line-break/></text:span><text:span text:style-name="T9"><text:line-break/><text:line-break/></text:span><text:span text:style-name="T4"><text:line-break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Open Sans" svg:font-family="'Open Sans'"/>
    <style:font-face style:name="inherit" svg:font-family="inherit"/>
    <style:font-face style:name="monospace" svg:font-family="monospace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42cm" fo:page-height="29.7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2T16:08:39.196825721</meta:creation-date>
    <dc:date>2022-06-13T07:28:27.107602854</dc:date>
    <meta:editing-duration>PT14H59M12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8" meta:paragraph-count="10" meta:word-count="12079" meta:character-count="82793" meta:non-whitespace-character-count="69410"/>
  </office:meta>
</office:document-meta>
</file>